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2833in"/>
    </style:style>
    <style:style style:name="t2.B" style:family="table-column">
      <style:table-column-properties style:column-width="0.8118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194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194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2833in"/>
    </style:style>
    <style:style style:name="t3.B" style:family="table-column">
      <style:table-column-properties style:column-width="0.8118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194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2833in"/>
    </style:style>
    <style:style style:name="t4.B" style:family="table-column">
      <style:table-column-properties style:column-width="0.8118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194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2833in"/>
    </style:style>
    <style:style style:name="t5.B" style:family="table-column">
      <style:table-column-properties style:column-width="0.8118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194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2833in"/>
    </style:style>
    <style:style style:name="t6.B" style:family="table-column">
      <style:table-column-properties style:column-width="0.8118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194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194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2833in"/>
    </style:style>
    <style:style style:name="t7.B" style:family="table-column">
      <style:table-column-properties style:column-width="0.8118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194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194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2833in"/>
    </style:style>
    <style:style style:name="t8.B" style:family="table-column">
      <style:table-column-properties style:column-width="0.8118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194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194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text-properties fo:font-size="5pt" style:font-size-asian="5pt" style:font-size-complex="5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4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41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5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52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style-asian="italic" style:font-name-complex="Symbol1" style:font-style-complex="italic"/>
    </style:style>
    <style:style style:name="T15" style:family="text">
      <style:text-properties fo:language="en" fo:country="US" fo:font-style="italic" style:font-style-asian="italic" style:font-name-complex="Tahoma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style:text-position="super 58%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name-complex="Symbol1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23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font-style-asian="italic" style:font-name-complex="Tahoma" style:font-style-complex="italic"/>
    </style:style>
    <style:style style:name="T28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9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1" style:family="text">
      <style:text-properties style:use-window-font-color="true" style:text-underline-style="solid" style:text-underline-width="auto" style:text-underline-color="font-color" fo:font-weight="bold" style:font-weight-asian="bold" style:font-name-complex="Symbol1"/>
    </style:style>
    <style:style style:name="T32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use-window-font-color="true" fo:language="ru" fo:country="RU" style:text-underline-style="solid" style:text-underline-width="auto" style:text-underline-color="font-color" fo:font-weight="bold" style:font-weight-asian="bold"/>
    </style:style>
    <style:style style:name="T34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9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1" style:family="text">
      <style:text-properties style:use-window-font-color="true" style:text-position="super 58%" style:text-underline-style="solid" style:text-underline-width="auto" style:text-underline-color="font-color" fo:font-weight="bold" style:font-weight-asian="bold"/>
    </style:style>
    <style:style style:name="T4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4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4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5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51" style:family="text">
      <style:text-properties style:font-name-complex="Arial"/>
    </style:style>
    <style:style style:name="T52" style:family="text">
      <style:text-properties style:text-position="0% 100%"/>
    </style:style>
    <style:style style:name="T53" style:family="text">
      <style:text-properties style:text-position="0% 100%" fo:language="en" fo:country="US" fo:font-style="italic" style:font-style-asian="italic" style:font-style-complex="italic"/>
    </style:style>
    <style:style style:name="T54" style:family="text">
      <style:text-properties style:text-position="0% 100%" style:font-name-asian="Times New Roman" style:font-name-complex="Times New Roman"/>
    </style:style>
    <style:style style:name="T55" style:family="text">
      <style:text-properties style:text-underline-style="solid" style:text-underline-width="auto" style:text-underline-color="font-color" fo:font-weight="bold" style:font-weight-asian="bold"/>
    </style:style>
    <style:style style:name="T56" style:family="text">
      <style:text-properties style:font-name-complex="Tahoma"/>
    </style:style>
    <style:style style:name="T57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/text:p>
      <text:p text:style-name="P27"><text:span text:style-name="T29">AT2327 Alarm Dosimeter</text:span><text:span text:style-name="T11"><text:tab/></text:span><text:span text:style-name="T9">Date of calibration: </text:span><text:span text:style-name="T8">$date</text:span><text:span text:style-name="T5">.</text:span></text:p>
      <text:p text:style-name="P6"/>
      <text:p text:style-name="Standard"><text:span text:style-name="T9">SN</text:span><text:span text:style-name="T4">: </text:span><text:span text:style-name="T6">$serial</text:span></text:p>
      <text:p text:style-name="P16"/>
      <text:p text:style-name="P15"><text:span text:style-name="T9">Type: </text:span><text:span text:style-name="T7">BDKN-04</text:span></text:p>
      <text:p text:style-name="P16"/>
      <text:p text:style-name="P4">Neutron radiation dose rate measurement limits: <text:span text:style-name="T30">BDKN-04: 0.1 mSv/h – 10.0 </text:span><text:span text:style-name="T32">mSv/h</text:span><text:span text:style-name="T30">;</text:span></text:p>
      <text:p text:style-name="P7"/>
      <text:p text:style-name="P4">Measurement error: <text:span text:style-name="T55">BDKN-04: ±</text:span><text:span text:style-name="T28">20</text:span><text:span text:style-name="T55">%</text:span></text:p>
      <text:p text:style-name="P17"/>
      <text:p text:style-name="P4">Operating conditions:</text:p>
      <text:list xml:id="list5884942808226834692" text:style-name="L1">
        <text:list-item>
          <text:p text:style-name="P42"><text:span text:style-name="T16">Air temperature<text:tab/></text:span><text:span text:style-name="T51"><text:tab/><text:tab/><text:tab/>+</text:span><text:span text:style-name="T16">$temp</text:span><text:span text:style-name="T51"> °</text:span><text:span text:style-name="T16">C</text:span></text:p>
        </text:list-item>
        <text:list-item>
          <text:p text:style-name="P42"><text:span text:style-name="T16">Atmospheric pressure<text:tab/></text:span><text:span text:style-name="T16"><text:tab/><text:tab/><text:tab/>98,5 kPa</text:span></text:p>
        </text:list-item>
        <text:list-item>
          <text:p text:style-name="P42"><text:span text:style-name="T16">Relative humidity<text:tab/><text:tab/></text:span><text:span text:style-name="T16"><text:tab/><text:tab/>$vlag %</text:span></text:p>
        </text:list-item>
        <text:list-item>
          <text:p text:style-name="P43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Calibration means:</text:p>
      <text:list xml:id="list36780372" text:continue-numbering="true" text:style-name="L1">
        <text:list-item>
          <text:p text:style-name="P44">$eng_facility_140;</text:p>
          <text:p text:style-name="P45"><text:span text:style-name="Знак_20_примечания"><text:span text:style-name="T10"/></text:span></text:p>
        </text:list-item>
      </text:list>
      <text:p text:style-name="P5"/>
      <text:p text:style-name="P8">Calibration data</text:p>
      <text:p text:style-name="P18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0"><text:span text:style-name="T12">BDKN-04 (</text:span><text:span text:style-name="T2">n</text:span><text:span text:style-name="T12">) s/n: $bd_num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46"><text:span text:style-name="T44">Dose rate at check point</text:span><text:span text:style-name="T34"> </text:span><text:span text:style-name="T36">Ḣ</text:span><text:span text:style-name="T46">oi</text:span><text:span text:style-name="T45">(10)</text:span></text:p>
          </table:table-cell>
          <table:table-cell table:style-name="t1.B2" office:value-type="string">
            <text:p text:style-name="P13">Bac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1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,3</text:span></text:p>
            <text:p text:style-name="P3">1-10</text:p>
          </table:table-cell>
          <table:table-cell table:style-name="t1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0</text:span></text:p>
            <text:p text:style-name="P14">20-100</text:p>
          </table:table-cell>
          <table:table-cell table:style-name="t1.B2" office:value-type="string">
            <text:p text:style-name="P32">ИБН-8-6</text:p>
            <text:p text:style-name="P33">N010</text:p>
            <text:p text:style-name="P31"><text:span text:style-name="T12">R=1,0 </text:span><text:span text:style-name="T13">m</text:span></text:p>
            <text:p text:style-name="P31"><text:span text:style-name="T12">B(R)=0,</text:span>957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331</text:span></text:p>
            <text:p text:style-name="P51">2<text:span text:style-name="T57">·</text:span>10<text:span text:style-name="T17">2</text:span>-10<text:span text:style-name="T17">3</text:span></text:p>
          </table:table-cell>
          <table:table-cell table:style-name="t1.F2" office:value-type="string">
            <text:p text:style-name="P32">ИБН-8-6</text:p>
            <text:p text:style-name="P33">N010</text:p>
            <text:p text:style-name="P31"><text:span text:style-name="T12">R=0,5 </text:span><text:span text:style-name="T13">m</text:span></text:p>
            <text:p text:style-name="P31"><text:span text:style-name="T12">B(R)=0,9</text:span>91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1434</text:span></text:p>
            <text:p text:style-name="P51">2<text:span text:style-name="T57">·</text:span>10<text:span text:style-name="T17">3</text:span>-10<text:span text:style-name="T17">4</text:span></text:p>
          </table:table-cell>
        </table:table-row>
        <table:table-row>
          <table:table-cell table:style-name="t1.A3" office:value-type="string">
            <text:p text:style-name="P41"><text:span text:style-name="T12">Readings</text:span> <text:span text:style-name="T12">at check point</text:span></text:p>
            <text:p text:style-name="P40"><text:span text:style-name="T37">H</text:span><text:span text:style-name="T43">*</text:span><text:span text:style-name="T48">i</text:span><text:span text:style-name="T35">(10) , </text:span><text:span text:style-name="T54">±δ</text:span><text:span text:style-name="T20">ст</text:span>, 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61</text:p>
            <text:p text:style-name="P14">$1-71</text:p>
            <text:p text:style-name="P14">$1-81</text:p>
          </table:table-cell>
          <table:table-cell table:style-name="t1.B3" office:value-type="string">
            <text:p text:style-name="P14">$1-62</text:p>
            <text:p text:style-name="P14">$1-72</text:p>
            <text:p text:style-name="P14">$1-82</text:p>
          </table:table-cell>
          <table:table-cell table:style-name="t1.B3" office:value-type="string">
            <text:p text:style-name="P14">$1-63</text:p>
            <text:p text:style-name="P14">$1-73</text:p>
            <text:p text:style-name="P14">$1-83</text:p>
          </table:table-cell>
          <table:table-cell table:style-name="t1.F3" office:value-type="string">
            <text:p text:style-name="P14">$1-64</text:p>
            <text:p text:style-name="P14">$1-74</text:p>
            <text:p text:style-name="P14">$1-84</text:p>
          </table:table-cell>
        </table:table-row>
        <table:table-row>
          <table:table-cell table:style-name="t1.A3" office:value-type="string">
            <text:p text:style-name="P41"><text:span text:style-name="T12">Average readings</text:span>, <text:span text:style-name="T38">H</text:span><text:span text:style-name="T43">*</text:span><text:span text:style-name="T48">i</text:span><text:span text:style-name="T35">(10) </text:span></text:p>
          </table:table-cell>
          <table:table-cell table:style-name="t1.B3" office:value-type="string">
            <text:p text:style-name="P14">$<text:span text:style-name="T26">1</text:span>-00</text:p>
          </table:table-cell>
          <table:table-cell table:style-name="t1.B3" office:value-type="string">
            <text:p text:style-name="P14">$<text:span text:style-name="T26">1</text:span>-01</text:p>
          </table:table-cell>
          <table:table-cell table:style-name="t1.B3" office:value-type="string">
            <text:p text:style-name="P14">$<text:span text:style-name="T26">1</text:span>-02</text:p>
          </table:table-cell>
          <table:table-cell table:style-name="t1.B3" office:value-type="string">
            <text:p text:style-name="P14">$<text:span text:style-name="T26">1</text:span>-03</text:p>
          </table:table-cell>
          <table:table-cell table:style-name="t1.F3" office:value-type="string">
            <text:p text:style-name="P14">$<text:span text:style-name="T26">1</text:span>-04</text:p>
          </table:table-cell>
        </table:table-row>
        <table:table-row>
          <table:table-cell table:style-name="t1.A3" office:value-type="string">
            <text:p text:style-name="P41"><text:span text:style-name="T12">Dose rate measurement</text:span> <text:span text:style-name="T12">result</text:span> <text:span text:style-name="T12">at control point</text:span></text:p>
            <text:p text:style-name="P40"><text:span text:style-name="T37">H</text:span><text:span text:style-name="T43">*</text:span><text:span text:style-name="T49">пр</text:span><text:span text:style-name="T50">i</text:span><text:span text:style-name="T35">(10) </text:span>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21</text:p>
          </table:table-cell>
          <table:table-cell table:style-name="t1.B3" office:value-type="string">
            <text:p text:style-name="P14">$1-n22</text:p>
          </table:table-cell>
          <table:table-cell table:style-name="t1.B3" office:value-type="string">
            <text:p text:style-name="P14">$1-n23</text:p>
          </table:table-cell>
          <table:table-cell table:style-name="t1.F3" office:value-type="string">
            <text:p text:style-name="P14">$1-n24</text:p>
          </table:table-cell>
        </table:table-row>
        <table:table-row>
          <table:table-cell table:style-name="t1.A3" office:value-type="string">
            <text:p text:style-name="P12"><text:span text:style-name="T12">Intrinsic relative error of measurement</text:span>, <text:span text:style-name="T27">θ</text:span><text:span text:style-name="T25">пр</text:span><text:span text:style-name="T23">i</text:span><text:span text:style-name="T27">, </text:span>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31</text:p>
          </table:table-cell>
          <table:table-cell table:style-name="t1.B3" office:value-type="string">
            <text:p text:style-name="P14">$1-n32</text:p>
          </table:table-cell>
          <table:table-cell table:style-name="t1.B3" office:value-type="string">
            <text:p text:style-name="P14">$1-n33</text:p>
          </table:table-cell>
          <table:table-cell table:style-name="t1.F3" office:value-type="string">
            <text:p text:style-name="P14">$1-n34</text:p>
          </table:table-cell>
        </table:table-row>
        <table:table-row>
          <table:table-cell table:style-name="t1.A3" office:value-type="string">
            <text:p text:style-name="P12"><text:span text:style-name="T12">Confidence limit of the intrinsic relative error</text:span> <text:span text:style-name="T56">Δ</text:span><text:span text:style-name="T15">i</text:span>, %</text:p>
          </table:table-cell>
          <table:table-cell table:style-name="t1.B3" office:value-type="string">
            <text:p text:style-name="P11"/>
            <text:p text:style-name="P10"/>
          </table:table-cell>
          <table:table-cell table:style-name="t1.B3" office:value-type="string">
            <text:p text:style-name="P14">$1-n41</text:p>
          </table:table-cell>
          <table:table-cell table:style-name="t1.B3" office:value-type="string">
            <text:p text:style-name="P14">$1-n42</text:p>
          </table:table-cell>
          <table:table-cell table:style-name="t1.B3" office:value-type="string">
            <text:p text:style-name="P14">$1-n43</text:p>
          </table:table-cell>
          <table:table-cell table:style-name="t1.F3" office:value-type="string">
            <text:p text:style-name="P14">$1-n44</text:p>
          </table:table-cell>
        </table:table-row>
        <table:table-row table:style-name="t1.8">
          <table:table-cell table:style-name="t1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1.B8" office:value-type="string">
            <text:p text:style-name="P11"/>
          </table:table-cell>
          <table:table-cell table:style-name="t1.C8" table:number-columns-spanned="4" office:value-type="string">
            <text:p text:style-name="P11">±<text:span text:style-name="T26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20"><text:span text:style-name="T12">BDKN-04 (</text:span><text:span text:style-name="T2">n</text:span><text:span text:style-name="T12">) s/n: $bd_num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46"><text:span text:style-name="T44">Dose rate at check point</text:span><text:span text:style-name="T34"> </text:span><text:span text:style-name="T36">Ḣ</text:span><text:span text:style-name="T46">oi</text:span><text:span text:style-name="T45">(10)</text:span></text:p>
          </table:table-cell>
          <table:table-cell table:style-name="t2.B2" office:value-type="string">
            <text:p text:style-name="P13">Bac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2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,3</text:span></text:p>
            <text:p text:style-name="P3">1-10</text:p>
          </table:table-cell>
          <table:table-cell table:style-name="t2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0</text:span></text:p>
            <text:p text:style-name="P14">20-100</text:p>
          </table:table-cell>
          <table:table-cell table:style-name="t2.B2" office:value-type="string">
            <text:p text:style-name="P32">ИБН-8-6</text:p>
            <text:p text:style-name="P33">N010</text:p>
            <text:p text:style-name="P31"><text:span text:style-name="T12">R=1,0 </text:span><text:span text:style-name="T13">m</text:span></text:p>
            <text:p text:style-name="P31"><text:span text:style-name="T12">B(R)=0,</text:span>957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331</text:span></text:p>
            <text:p text:style-name="P51">2<text:span text:style-name="T57">·</text:span>10<text:span text:style-name="T17">2</text:span>-10<text:span text:style-name="T17">3</text:span></text:p>
          </table:table-cell>
          <table:table-cell table:style-name="t2.F2" office:value-type="string">
            <text:p text:style-name="P32">ИБН-8-6</text:p>
            <text:p text:style-name="P33">N010</text:p>
            <text:p text:style-name="P31"><text:span text:style-name="T12">R=0,5 </text:span><text:span text:style-name="T13">m</text:span></text:p>
            <text:p text:style-name="P31"><text:span text:style-name="T12">B(R)=0,9</text:span>91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1434</text:span></text:p>
            <text:p text:style-name="P51">2<text:span text:style-name="T57">·</text:span>10<text:span text:style-name="T17">3</text:span>-10<text:span text:style-name="T17">4</text:span></text:p>
          </table:table-cell>
        </table:table-row>
        <table:table-row>
          <table:table-cell table:style-name="t2.A3" office:value-type="string">
            <text:p text:style-name="P41"><text:span text:style-name="T12">Readings</text:span> <text:span text:style-name="T12">at check point</text:span></text:p>
            <text:p text:style-name="P40"><text:span text:style-name="T37">H</text:span><text:span text:style-name="T43">*</text:span><text:span text:style-name="T48">i</text:span><text:span text:style-name="T35">(10) , </text:span><text:span text:style-name="T54">±δ</text:span><text:span text:style-name="T20">ст</text:span>, %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61</text:p>
            <text:p text:style-name="P14">$2-71</text:p>
            <text:p text:style-name="P14">$2-81</text:p>
          </table:table-cell>
          <table:table-cell table:style-name="t2.B3" office:value-type="string">
            <text:p text:style-name="P14">$2-62</text:p>
            <text:p text:style-name="P14">$2-72</text:p>
            <text:p text:style-name="P14">$2-82</text:p>
          </table:table-cell>
          <table:table-cell table:style-name="t2.B3" office:value-type="string">
            <text:p text:style-name="P14">$2-63</text:p>
            <text:p text:style-name="P14">$2-73</text:p>
            <text:p text:style-name="P14">$2-83</text:p>
          </table:table-cell>
          <table:table-cell table:style-name="t2.F3" office:value-type="string">
            <text:p text:style-name="P14">$2-64</text:p>
            <text:p text:style-name="P14">$2-74</text:p>
            <text:p text:style-name="P14">$2-84</text:p>
          </table:table-cell>
        </table:table-row>
        <table:table-row>
          <table:table-cell table:style-name="t2.A3" office:value-type="string">
            <text:p text:style-name="P41"><text:span text:style-name="T12">Average readings</text:span>, <text:span text:style-name="T38">H</text:span><text:span text:style-name="T43">*</text:span><text:span text:style-name="T48">i</text:span><text:span text:style-name="T35">(10) </text:span></text:p>
          </table:table-cell>
          <table:table-cell table:style-name="t2.B3" office:value-type="string">
            <text:p text:style-name="P14">$2-00</text:p>
          </table:table-cell>
          <table:table-cell table:style-name="t2.B3" office:value-type="string">
            <text:p text:style-name="P14">$2-01</text:p>
          </table:table-cell>
          <table:table-cell table:style-name="t2.B3" office:value-type="string">
            <text:p text:style-name="P14">$2-02</text:p>
          </table:table-cell>
          <table:table-cell table:style-name="t2.B3" office:value-type="string">
            <text:p text:style-name="P14">$2-03</text:p>
          </table:table-cell>
          <table:table-cell table:style-name="t2.F3" office:value-type="string">
            <text:p text:style-name="P14">$2-04</text:p>
          </table:table-cell>
        </table:table-row>
        <table:table-row>
          <table:table-cell table:style-name="t2.A3" office:value-type="string">
            <text:p text:style-name="P41"><text:span text:style-name="T12">Dose rate measurement</text:span> <text:span text:style-name="T12">result</text:span> <text:span text:style-name="T12">at control point</text:span></text:p>
            <text:p text:style-name="P40"><text:span text:style-name="T37">H</text:span><text:span text:style-name="T43">*</text:span><text:span text:style-name="T49">пр</text:span><text:span text:style-name="T50">i</text:span><text:span text:style-name="T35">(10) </text:span>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n21</text:p>
          </table:table-cell>
          <table:table-cell table:style-name="t2.B3" office:value-type="string">
            <text:p text:style-name="P14">$2-n22</text:p>
          </table:table-cell>
          <table:table-cell table:style-name="t2.B3" office:value-type="string">
            <text:p text:style-name="P14">$2-n23</text:p>
          </table:table-cell>
          <table:table-cell table:style-name="t2.F3" office:value-type="string">
            <text:p text:style-name="P14">$2-n24</text:p>
          </table:table-cell>
        </table:table-row>
        <table:table-row>
          <table:table-cell table:style-name="t2.A3" office:value-type="string">
            <text:p text:style-name="P12"><text:span text:style-name="T12">Intrinsic relative error of measurement</text:span>, <text:span text:style-name="T27">θ</text:span><text:span text:style-name="T25">пр</text:span><text:span text:style-name="T23">i</text:span><text:span text:style-name="T27">, </text:span>%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n31</text:p>
          </table:table-cell>
          <table:table-cell table:style-name="t2.B3" office:value-type="string">
            <text:p text:style-name="P14">$2-n32</text:p>
          </table:table-cell>
          <table:table-cell table:style-name="t2.B3" office:value-type="string">
            <text:p text:style-name="P14">$2-n33</text:p>
          </table:table-cell>
          <table:table-cell table:style-name="t2.F3" office:value-type="string">
            <text:p text:style-name="P14">$2-n34</text:p>
          </table:table-cell>
        </table:table-row>
        <table:table-row>
          <table:table-cell table:style-name="t2.A3" office:value-type="string">
            <text:p text:style-name="P12"><text:span text:style-name="T12">Confidence limit of the intrinsic relative error</text:span> <text:span text:style-name="T56">Δ</text:span><text:span text:style-name="T15">i</text:span>, %</text:p>
          </table:table-cell>
          <table:table-cell table:style-name="t2.B3" office:value-type="string">
            <text:p text:style-name="P11"/>
            <text:p text:style-name="P10"/>
          </table:table-cell>
          <table:table-cell table:style-name="t2.B3" office:value-type="string">
            <text:p text:style-name="P14">$2-n41</text:p>
          </table:table-cell>
          <table:table-cell table:style-name="t2.B3" office:value-type="string">
            <text:p text:style-name="P14">$2-n42</text:p>
          </table:table-cell>
          <table:table-cell table:style-name="t2.B3" office:value-type="string">
            <text:p text:style-name="P14">$2-n43</text:p>
          </table:table-cell>
          <table:table-cell table:style-name="t2.F3" office:value-type="string">
            <text:p text:style-name="P14">$2-n44</text:p>
          </table:table-cell>
        </table:table-row>
        <table:table-row table:style-name="t2.8">
          <table:table-cell table:style-name="t2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2.B8" office:value-type="string">
            <text:p text:style-name="P11"/>
          </table:table-cell>
          <table:table-cell table:style-name="t2.C8" table:number-columns-spanned="4" office:value-type="string">
            <text:p text:style-name="P11">±<text:span text:style-name="T26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20"><text:span text:style-name="T12">BDKN-04 (</text:span><text:span text:style-name="T2">n</text:span><text:span text:style-name="T12">) s/n: $bd_num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46"><text:span text:style-name="T44">Dose rate at check point</text:span><text:span text:style-name="T34"> </text:span><text:span text:style-name="T36">Ḣ</text:span><text:span text:style-name="T46">oi</text:span><text:span text:style-name="T45">(10)</text:span></text:p>
          </table:table-cell>
          <table:table-cell table:style-name="t3.B2" office:value-type="string">
            <text:p text:style-name="P13">Bac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3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,3</text:span></text:p>
            <text:p text:style-name="P3">1-10</text:p>
          </table:table-cell>
          <table:table-cell table:style-name="t3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0</text:span></text:p>
            <text:p text:style-name="P14">20-100</text:p>
          </table:table-cell>
          <table:table-cell table:style-name="t3.B2" office:value-type="string">
            <text:p text:style-name="P32">ИБН-8-6</text:p>
            <text:p text:style-name="P33">N010</text:p>
            <text:p text:style-name="P31"><text:span text:style-name="T12">R=1,0 </text:span><text:span text:style-name="T13">m</text:span></text:p>
            <text:p text:style-name="P31"><text:span text:style-name="T12">B(R)=0,</text:span>957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331</text:span></text:p>
            <text:p text:style-name="P51">2<text:span text:style-name="T57">·</text:span>10<text:span text:style-name="T17">2</text:span>-10<text:span text:style-name="T17">3</text:span></text:p>
          </table:table-cell>
          <table:table-cell table:style-name="t3.F2" office:value-type="string">
            <text:p text:style-name="P32">ИБН-8-6</text:p>
            <text:p text:style-name="P33">N010</text:p>
            <text:p text:style-name="P31"><text:span text:style-name="T12">R=0,5 </text:span><text:span text:style-name="T13">m</text:span></text:p>
            <text:p text:style-name="P31"><text:span text:style-name="T12">B(R)=0,9</text:span>91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1434</text:span></text:p>
            <text:p text:style-name="P51">2<text:span text:style-name="T57">·</text:span>10<text:span text:style-name="T17">3</text:span>-10<text:span text:style-name="T17">4</text:span></text:p>
          </table:table-cell>
        </table:table-row>
        <table:table-row>
          <table:table-cell table:style-name="t3.A3" office:value-type="string">
            <text:p text:style-name="P41"><text:span text:style-name="T12">Readings</text:span> <text:span text:style-name="T12">at check point</text:span></text:p>
            <text:p text:style-name="P40"><text:span text:style-name="T37">H</text:span><text:span text:style-name="T43">*</text:span><text:span text:style-name="T48">i</text:span><text:span text:style-name="T35">(10) , </text:span><text:span text:style-name="T54">±δ</text:span><text:span text:style-name="T20">ст</text:span>, %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61</text:p>
            <text:p text:style-name="P14">$3-71</text:p>
            <text:p text:style-name="P14">$3-81</text:p>
          </table:table-cell>
          <table:table-cell table:style-name="t3.B3" office:value-type="string">
            <text:p text:style-name="P14">$3-62</text:p>
            <text:p text:style-name="P14">$3-72</text:p>
            <text:p text:style-name="P14">$3-82</text:p>
          </table:table-cell>
          <table:table-cell table:style-name="t3.B3" office:value-type="string">
            <text:p text:style-name="P14">$3-63</text:p>
            <text:p text:style-name="P14">$3-73</text:p>
            <text:p text:style-name="P14">$3-83</text:p>
          </table:table-cell>
          <table:table-cell table:style-name="t3.F3" office:value-type="string">
            <text:p text:style-name="P14">$3-64</text:p>
            <text:p text:style-name="P14">$3-74</text:p>
            <text:p text:style-name="P14">$3-84</text:p>
          </table:table-cell>
        </table:table-row>
        <table:table-row>
          <table:table-cell table:style-name="t3.A3" office:value-type="string">
            <text:p text:style-name="P41"><text:span text:style-name="T12">Average readings</text:span>, <text:span text:style-name="T38">H</text:span><text:span text:style-name="T43">*</text:span><text:span text:style-name="T48">i</text:span><text:span text:style-name="T35">(10) </text:span></text:p>
          </table:table-cell>
          <table:table-cell table:style-name="t3.B3" office:value-type="string">
            <text:p text:style-name="P14">$3-00</text:p>
          </table:table-cell>
          <table:table-cell table:style-name="t3.B3" office:value-type="string">
            <text:p text:style-name="P14">$3-01</text:p>
          </table:table-cell>
          <table:table-cell table:style-name="t3.B3" office:value-type="string">
            <text:p text:style-name="P14">$3-02</text:p>
          </table:table-cell>
          <table:table-cell table:style-name="t3.B3" office:value-type="string">
            <text:p text:style-name="P14">$3-03</text:p>
          </table:table-cell>
          <table:table-cell table:style-name="t3.F3" office:value-type="string">
            <text:p text:style-name="P14">$3-04</text:p>
          </table:table-cell>
        </table:table-row>
        <table:table-row>
          <table:table-cell table:style-name="t3.A3" office:value-type="string">
            <text:p text:style-name="P41"><text:span text:style-name="T12">Dose rate measurement</text:span> <text:span text:style-name="T12">result</text:span> <text:span text:style-name="T12">at control point</text:span></text:p>
            <text:p text:style-name="P40"><text:span text:style-name="T37">H</text:span><text:span text:style-name="T43">*</text:span><text:span text:style-name="T49">пр</text:span><text:span text:style-name="T50">i</text:span><text:span text:style-name="T35">(10) </text:span>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n21</text:p>
          </table:table-cell>
          <table:table-cell table:style-name="t3.B3" office:value-type="string">
            <text:p text:style-name="P14">$3-n22</text:p>
          </table:table-cell>
          <table:table-cell table:style-name="t3.B3" office:value-type="string">
            <text:p text:style-name="P14">$3-n23</text:p>
          </table:table-cell>
          <table:table-cell table:style-name="t3.F3" office:value-type="string">
            <text:p text:style-name="P14">$3-n24</text:p>
          </table:table-cell>
        </table:table-row>
        <table:table-row>
          <table:table-cell table:style-name="t3.A3" office:value-type="string">
            <text:p text:style-name="P12"><text:span text:style-name="T12">Intrinsic relative error of measurement</text:span>, <text:span text:style-name="T27">θ</text:span><text:span text:style-name="T25">пр</text:span><text:span text:style-name="T23">i</text:span><text:span text:style-name="T27">, </text:span>%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n31</text:p>
          </table:table-cell>
          <table:table-cell table:style-name="t3.B3" office:value-type="string">
            <text:p text:style-name="P14">$3-n32</text:p>
          </table:table-cell>
          <table:table-cell table:style-name="t3.B3" office:value-type="string">
            <text:p text:style-name="P14">$3-n33</text:p>
          </table:table-cell>
          <table:table-cell table:style-name="t3.F3" office:value-type="string">
            <text:p text:style-name="P14">$3-n34</text:p>
          </table:table-cell>
        </table:table-row>
        <table:table-row>
          <table:table-cell table:style-name="t3.A3" office:value-type="string">
            <text:p text:style-name="P12"><text:span text:style-name="T12">Confidence limit of the intrinsic relative error</text:span> <text:span text:style-name="T56">Δ</text:span><text:span text:style-name="T15">i</text:span>, %</text:p>
          </table:table-cell>
          <table:table-cell table:style-name="t3.B3" office:value-type="string">
            <text:p text:style-name="P11"/>
            <text:p text:style-name="P10"/>
          </table:table-cell>
          <table:table-cell table:style-name="t3.B3" office:value-type="string">
            <text:p text:style-name="P14">$3-n41</text:p>
          </table:table-cell>
          <table:table-cell table:style-name="t3.B3" office:value-type="string">
            <text:p text:style-name="P14">$3-n42</text:p>
          </table:table-cell>
          <table:table-cell table:style-name="t3.B3" office:value-type="string">
            <text:p text:style-name="P14">$3-n43</text:p>
          </table:table-cell>
          <table:table-cell table:style-name="t3.F3" office:value-type="string">
            <text:p text:style-name="P14">$3-n44</text:p>
          </table:table-cell>
        </table:table-row>
        <table:table-row table:style-name="t3.8">
          <table:table-cell table:style-name="t3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3.B8" office:value-type="string">
            <text:p text:style-name="P11"/>
          </table:table-cell>
          <table:table-cell table:style-name="t3.C8" table:number-columns-spanned="4" office:value-type="string">
            <text:p text:style-name="P11">±<text:span text:style-name="T26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able:table-row>
          <table:table-cell table:style-name="t4.A1" table:number-columns-spanned="6" office:value-type="string">
            <text:p text:style-name="P20"><text:span text:style-name="T12">BDKN-04 (</text:span><text:span text:style-name="T2">n</text:span><text:span text:style-name="T12">) s/n: $bd_num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46"><text:span text:style-name="T44">Dose rate at check point</text:span><text:span text:style-name="T34"> </text:span><text:span text:style-name="T36">Ḣ</text:span><text:span text:style-name="T46">oi</text:span><text:span text:style-name="T45">(10)</text:span></text:p>
          </table:table-cell>
          <table:table-cell table:style-name="t4.B2" office:value-type="string">
            <text:p text:style-name="P13">Bac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4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,3</text:span></text:p>
            <text:p text:style-name="P3">1-10</text:p>
          </table:table-cell>
          <table:table-cell table:style-name="t4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0</text:span></text:p>
            <text:p text:style-name="P14">20-100</text:p>
          </table:table-cell>
          <table:table-cell table:style-name="t4.B2" office:value-type="string">
            <text:p text:style-name="P32">ИБН-8-6</text:p>
            <text:p text:style-name="P33">N010</text:p>
            <text:p text:style-name="P31"><text:span text:style-name="T12">R=1,0 </text:span><text:span text:style-name="T13">m</text:span></text:p>
            <text:p text:style-name="P31"><text:span text:style-name="T12">B(R)=0,</text:span>957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331</text:span></text:p>
            <text:p text:style-name="P51">2<text:span text:style-name="T57">·</text:span>10<text:span text:style-name="T17">2</text:span>-10<text:span text:style-name="T17">3</text:span></text:p>
          </table:table-cell>
          <table:table-cell table:style-name="t4.F2" office:value-type="string">
            <text:p text:style-name="P32">ИБН-8-6</text:p>
            <text:p text:style-name="P33">N010</text:p>
            <text:p text:style-name="P31"><text:span text:style-name="T12">R=0,5 </text:span><text:span text:style-name="T13">m</text:span></text:p>
            <text:p text:style-name="P31"><text:span text:style-name="T12">B(R)=0,9</text:span>91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1434</text:span></text:p>
            <text:p text:style-name="P51">2<text:span text:style-name="T57">·</text:span>10<text:span text:style-name="T17">3</text:span>-10<text:span text:style-name="T17">4</text:span></text:p>
          </table:table-cell>
        </table:table-row>
        <table:table-row>
          <table:table-cell table:style-name="t4.A3" office:value-type="string">
            <text:p text:style-name="P41"><text:span text:style-name="T12">Readings</text:span> <text:span text:style-name="T12">at check point</text:span></text:p>
            <text:p text:style-name="P40"><text:span text:style-name="T37">H</text:span><text:span text:style-name="T43">*</text:span><text:span text:style-name="T48">i</text:span><text:span text:style-name="T35">(10) , </text:span><text:span text:style-name="T54">±δ</text:span><text:span text:style-name="T20">ст</text:span>, %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61</text:p>
            <text:p text:style-name="P14">$4-71</text:p>
            <text:p text:style-name="P14">$4-81</text:p>
          </table:table-cell>
          <table:table-cell table:style-name="t4.B3" office:value-type="string">
            <text:p text:style-name="P14">$4-62</text:p>
            <text:p text:style-name="P14">$4-72</text:p>
            <text:p text:style-name="P14">$4-82</text:p>
          </table:table-cell>
          <table:table-cell table:style-name="t4.B3" office:value-type="string">
            <text:p text:style-name="P14">$4-63</text:p>
            <text:p text:style-name="P14">$4-73</text:p>
            <text:p text:style-name="P14">$4-83</text:p>
          </table:table-cell>
          <table:table-cell table:style-name="t4.F3" office:value-type="string">
            <text:p text:style-name="P14">$4-64</text:p>
            <text:p text:style-name="P14">$4-74</text:p>
            <text:p text:style-name="P14">$4-84</text:p>
          </table:table-cell>
        </table:table-row>
        <table:table-row>
          <table:table-cell table:style-name="t4.A3" office:value-type="string">
            <text:p text:style-name="P41"><text:span text:style-name="T12">Average readings</text:span>, <text:span text:style-name="T38">H</text:span><text:span text:style-name="T43">*</text:span><text:span text:style-name="T48">i</text:span><text:span text:style-name="T35">(10) </text:span></text:p>
          </table:table-cell>
          <table:table-cell table:style-name="t4.B3" office:value-type="string">
            <text:p text:style-name="P14">$4-00</text:p>
          </table:table-cell>
          <table:table-cell table:style-name="t4.B3" office:value-type="string">
            <text:p text:style-name="P14">$4-01</text:p>
          </table:table-cell>
          <table:table-cell table:style-name="t4.B3" office:value-type="string">
            <text:p text:style-name="P14">$4-02</text:p>
          </table:table-cell>
          <table:table-cell table:style-name="t4.B3" office:value-type="string">
            <text:p text:style-name="P14">$4-03</text:p>
          </table:table-cell>
          <table:table-cell table:style-name="t4.F3" office:value-type="string">
            <text:p text:style-name="P14">$4-04</text:p>
          </table:table-cell>
        </table:table-row>
        <table:table-row>
          <table:table-cell table:style-name="t4.A3" office:value-type="string">
            <text:p text:style-name="P41"><text:span text:style-name="T12">Dose rate measurement</text:span> <text:span text:style-name="T12">result</text:span> <text:span text:style-name="T12">at control point</text:span></text:p>
            <text:p text:style-name="P40"><text:span text:style-name="T37">H</text:span><text:span text:style-name="T43">*</text:span><text:span text:style-name="T49">пр</text:span><text:span text:style-name="T50">i</text:span><text:span text:style-name="T35">(10) </text:span>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n21</text:p>
          </table:table-cell>
          <table:table-cell table:style-name="t4.B3" office:value-type="string">
            <text:p text:style-name="P14">$4-n22</text:p>
          </table:table-cell>
          <table:table-cell table:style-name="t4.B3" office:value-type="string">
            <text:p text:style-name="P14">$4-n23</text:p>
          </table:table-cell>
          <table:table-cell table:style-name="t4.F3" office:value-type="string">
            <text:p text:style-name="P14">$4-n24</text:p>
          </table:table-cell>
        </table:table-row>
        <table:table-row>
          <table:table-cell table:style-name="t4.A3" office:value-type="string">
            <text:p text:style-name="P12"><text:span text:style-name="T12">Intrinsic relative error of measurement</text:span>, <text:span text:style-name="T27">θ</text:span><text:span text:style-name="T25">пр</text:span><text:span text:style-name="T23">i</text:span><text:span text:style-name="T27">, </text:span>%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n31</text:p>
          </table:table-cell>
          <table:table-cell table:style-name="t4.B3" office:value-type="string">
            <text:p text:style-name="P14">$4-n32</text:p>
          </table:table-cell>
          <table:table-cell table:style-name="t4.B3" office:value-type="string">
            <text:p text:style-name="P14">$4-n33</text:p>
          </table:table-cell>
          <table:table-cell table:style-name="t4.F3" office:value-type="string">
            <text:p text:style-name="P14">$4-n34</text:p>
          </table:table-cell>
        </table:table-row>
        <table:table-row>
          <table:table-cell table:style-name="t4.A3" office:value-type="string">
            <text:p text:style-name="P12"><text:span text:style-name="T12">Confidence limit of the intrinsic relative error</text:span> <text:span text:style-name="T56">Δ</text:span><text:span text:style-name="T15">i</text:span>, %</text:p>
          </table:table-cell>
          <table:table-cell table:style-name="t4.B3" office:value-type="string">
            <text:p text:style-name="P11"/>
            <text:p text:style-name="P10"/>
          </table:table-cell>
          <table:table-cell table:style-name="t4.B3" office:value-type="string">
            <text:p text:style-name="P14">$4-n41</text:p>
          </table:table-cell>
          <table:table-cell table:style-name="t4.B3" office:value-type="string">
            <text:p text:style-name="P14">$4-n42</text:p>
          </table:table-cell>
          <table:table-cell table:style-name="t4.B3" office:value-type="string">
            <text:p text:style-name="P14">$4-n43</text:p>
          </table:table-cell>
          <table:table-cell table:style-name="t4.F3" office:value-type="string">
            <text:p text:style-name="P14">$4-n44</text:p>
          </table:table-cell>
        </table:table-row>
        <table:table-row table:style-name="t4.8">
          <table:table-cell table:style-name="t4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4.B8" office:value-type="string">
            <text:p text:style-name="P11"/>
          </table:table-cell>
          <table:table-cell table:style-name="t4.C8" table:number-columns-spanned="4" office:value-type="string">
            <text:p text:style-name="P11">±<text:span text:style-name="T26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ext:soft-page-break/>
        <table:table-row>
          <table:table-cell table:style-name="t5.A1" table:number-columns-spanned="6" office:value-type="string">
            <text:p text:style-name="P20"><text:span text:style-name="T12">BDKN-04 (</text:span><text:span text:style-name="T2">n</text:span><text:span text:style-name="T12">) s/n: $bd_num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46"><text:span text:style-name="T44">Dose rate at check point</text:span><text:span text:style-name="T34"> </text:span><text:span text:style-name="T36">Ḣ</text:span><text:span text:style-name="T46">oi</text:span><text:span text:style-name="T45">(10)</text:span></text:p>
          </table:table-cell>
          <table:table-cell table:style-name="t5.B2" office:value-type="string">
            <text:p text:style-name="P13">Bac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5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,3</text:span></text:p>
            <text:p text:style-name="P3">1-10</text:p>
          </table:table-cell>
          <table:table-cell table:style-name="t5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0</text:span></text:p>
            <text:p text:style-name="P14">20-100</text:p>
          </table:table-cell>
          <table:table-cell table:style-name="t5.B2" office:value-type="string">
            <text:p text:style-name="P32">ИБН-8-6</text:p>
            <text:p text:style-name="P33">N010</text:p>
            <text:p text:style-name="P31"><text:span text:style-name="T12">R=1,0 </text:span><text:span text:style-name="T13">m</text:span></text:p>
            <text:p text:style-name="P31"><text:span text:style-name="T12">B(R)=0,</text:span>957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331</text:span></text:p>
            <text:p text:style-name="P51">2<text:span text:style-name="T57">·</text:span>10<text:span text:style-name="T17">2</text:span>-10<text:span text:style-name="T17">3</text:span></text:p>
          </table:table-cell>
          <table:table-cell table:style-name="t5.F2" office:value-type="string">
            <text:p text:style-name="P32">ИБН-8-6</text:p>
            <text:p text:style-name="P33">N010</text:p>
            <text:p text:style-name="P31"><text:span text:style-name="T12">R=0,5 </text:span><text:span text:style-name="T13">m</text:span></text:p>
            <text:p text:style-name="P31"><text:span text:style-name="T12">B(R)=0,9</text:span>91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1434</text:span></text:p>
            <text:p text:style-name="P51">2<text:span text:style-name="T57">·</text:span>10<text:span text:style-name="T17">3</text:span>-10<text:span text:style-name="T17">4</text:span></text:p>
          </table:table-cell>
        </table:table-row>
        <table:table-row>
          <table:table-cell table:style-name="t5.A3" office:value-type="string">
            <text:p text:style-name="P41"><text:span text:style-name="T12">Readings</text:span> <text:span text:style-name="T12">at check point</text:span></text:p>
            <text:p text:style-name="P40"><text:span text:style-name="T37">H</text:span><text:span text:style-name="T43">*</text:span><text:span text:style-name="T48">i</text:span><text:span text:style-name="T35">(10) , </text:span><text:span text:style-name="T54">±δ</text:span><text:span text:style-name="T20">ст</text:span>, %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61</text:p>
            <text:p text:style-name="P14">$5-71</text:p>
            <text:p text:style-name="P14">$5-81</text:p>
          </table:table-cell>
          <table:table-cell table:style-name="t5.B3" office:value-type="string">
            <text:p text:style-name="P14">$5-62</text:p>
            <text:p text:style-name="P14">$5-72</text:p>
            <text:p text:style-name="P14">$5-82</text:p>
          </table:table-cell>
          <table:table-cell table:style-name="t5.B3" office:value-type="string">
            <text:p text:style-name="P14">$5-63</text:p>
            <text:p text:style-name="P14">$5-73</text:p>
            <text:p text:style-name="P14">$5-83</text:p>
          </table:table-cell>
          <table:table-cell table:style-name="t5.F3" office:value-type="string">
            <text:p text:style-name="P14">$5-64</text:p>
            <text:p text:style-name="P14">$5-74</text:p>
            <text:p text:style-name="P14">$5-84</text:p>
          </table:table-cell>
        </table:table-row>
        <table:table-row>
          <table:table-cell table:style-name="t5.A3" office:value-type="string">
            <text:p text:style-name="P41"><text:span text:style-name="T12">Average readings</text:span>, <text:span text:style-name="T38">H</text:span><text:span text:style-name="T43">*</text:span><text:span text:style-name="T48">i</text:span><text:span text:style-name="T35">(10) </text:span></text:p>
          </table:table-cell>
          <table:table-cell table:style-name="t5.B3" office:value-type="string">
            <text:p text:style-name="P14">$5-00</text:p>
          </table:table-cell>
          <table:table-cell table:style-name="t5.B3" office:value-type="string">
            <text:p text:style-name="P14">$5-01</text:p>
          </table:table-cell>
          <table:table-cell table:style-name="t5.B3" office:value-type="string">
            <text:p text:style-name="P14">$5-02</text:p>
          </table:table-cell>
          <table:table-cell table:style-name="t5.B3" office:value-type="string">
            <text:p text:style-name="P14">$5-03</text:p>
          </table:table-cell>
          <table:table-cell table:style-name="t5.F3" office:value-type="string">
            <text:p text:style-name="P14">$5-04</text:p>
          </table:table-cell>
        </table:table-row>
        <table:table-row>
          <table:table-cell table:style-name="t5.A3" office:value-type="string">
            <text:p text:style-name="P41"><text:span text:style-name="T12">Dose rate measurement</text:span> <text:span text:style-name="T12">result</text:span> <text:span text:style-name="T12">at control point</text:span></text:p>
            <text:p text:style-name="P40"><text:span text:style-name="T37">H</text:span><text:span text:style-name="T43">*</text:span><text:span text:style-name="T49">пр</text:span><text:span text:style-name="T50">i</text:span><text:span text:style-name="T35">(10) </text:span>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n21</text:p>
          </table:table-cell>
          <table:table-cell table:style-name="t5.B3" office:value-type="string">
            <text:p text:style-name="P14">$5-n22</text:p>
          </table:table-cell>
          <table:table-cell table:style-name="t5.B3" office:value-type="string">
            <text:p text:style-name="P14">$5-n23</text:p>
          </table:table-cell>
          <table:table-cell table:style-name="t5.F3" office:value-type="string">
            <text:p text:style-name="P14">$5-n24</text:p>
          </table:table-cell>
        </table:table-row>
        <table:table-row>
          <table:table-cell table:style-name="t5.A3" office:value-type="string">
            <text:p text:style-name="P12"><text:span text:style-name="T12">Intrinsic relative error of measurement</text:span>, <text:span text:style-name="T27">θ</text:span><text:span text:style-name="T25">пр</text:span><text:span text:style-name="T23">i</text:span><text:span text:style-name="T27">, </text:span>%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n31</text:p>
          </table:table-cell>
          <table:table-cell table:style-name="t5.B3" office:value-type="string">
            <text:p text:style-name="P14">$5-n32</text:p>
          </table:table-cell>
          <table:table-cell table:style-name="t5.B3" office:value-type="string">
            <text:p text:style-name="P14">$5-n33</text:p>
          </table:table-cell>
          <table:table-cell table:style-name="t5.F3" office:value-type="string">
            <text:p text:style-name="P14">$5-n34</text:p>
          </table:table-cell>
        </table:table-row>
        <table:table-row>
          <table:table-cell table:style-name="t5.A3" office:value-type="string">
            <text:p text:style-name="P12"><text:span text:style-name="T12">Confidence limit of the intrinsic relative error</text:span> <text:span text:style-name="T56">Δ</text:span><text:span text:style-name="T15">i</text:span>, %</text:p>
          </table:table-cell>
          <table:table-cell table:style-name="t5.B3" office:value-type="string">
            <text:p text:style-name="P11"/>
            <text:p text:style-name="P10"/>
          </table:table-cell>
          <table:table-cell table:style-name="t5.B3" office:value-type="string">
            <text:p text:style-name="P14">$5-n41</text:p>
          </table:table-cell>
          <table:table-cell table:style-name="t5.B3" office:value-type="string">
            <text:p text:style-name="P14">$5-n42</text:p>
          </table:table-cell>
          <table:table-cell table:style-name="t5.B3" office:value-type="string">
            <text:p text:style-name="P14">$5-n43</text:p>
          </table:table-cell>
          <table:table-cell table:style-name="t5.F3" office:value-type="string">
            <text:p text:style-name="P14">$5-n44</text:p>
          </table:table-cell>
        </table:table-row>
        <table:table-row table:style-name="t5.8">
          <table:table-cell table:style-name="t5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5.B8" office:value-type="string">
            <text:p text:style-name="P11"/>
          </table:table-cell>
          <table:table-cell table:style-name="t5.C8" table:number-columns-spanned="4" office:value-type="string">
            <text:p text:style-name="P11">±<text:span text:style-name="T26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able:table-row>
          <table:table-cell table:style-name="t6.A1" table:number-columns-spanned="6" office:value-type="string">
            <text:p text:style-name="P20"><text:span text:style-name="T12">BDKN-04 (</text:span><text:span text:style-name="T2">n</text:span><text:span text:style-name="T12">) s/n: $bd_num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46"><text:span text:style-name="T44">Dose rate at check point</text:span><text:span text:style-name="T34"> </text:span><text:span text:style-name="T36">Ḣ</text:span><text:span text:style-name="T46">oi</text:span><text:span text:style-name="T45">(10)</text:span></text:p>
          </table:table-cell>
          <table:table-cell table:style-name="t6.B2" office:value-type="string">
            <text:p text:style-name="P13">Bac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6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,3</text:span></text:p>
            <text:p text:style-name="P3">1-10</text:p>
          </table:table-cell>
          <table:table-cell table:style-name="t6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0</text:span></text:p>
            <text:p text:style-name="P14">20-100</text:p>
          </table:table-cell>
          <table:table-cell table:style-name="t6.B2" office:value-type="string">
            <text:p text:style-name="P32">ИБН-8-6</text:p>
            <text:p text:style-name="P33">N010</text:p>
            <text:p text:style-name="P31"><text:span text:style-name="T12">R=1,0 </text:span><text:span text:style-name="T13">m</text:span></text:p>
            <text:p text:style-name="P31"><text:span text:style-name="T12">B(R)=0,</text:span>957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331</text:span></text:p>
            <text:p text:style-name="P51">2<text:span text:style-name="T57">·</text:span>10<text:span text:style-name="T17">2</text:span>-10<text:span text:style-name="T17">3</text:span></text:p>
          </table:table-cell>
          <table:table-cell table:style-name="t6.F2" office:value-type="string">
            <text:p text:style-name="P32">ИБН-8-6</text:p>
            <text:p text:style-name="P33">N010</text:p>
            <text:p text:style-name="P31"><text:span text:style-name="T12">R=0,5 </text:span><text:span text:style-name="T13">m</text:span></text:p>
            <text:p text:style-name="P31"><text:span text:style-name="T12">B(R)=0,9</text:span>91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1434</text:span></text:p>
            <text:p text:style-name="P51">2<text:span text:style-name="T57">·</text:span>10<text:span text:style-name="T17">3</text:span>-10<text:span text:style-name="T17">4</text:span></text:p>
          </table:table-cell>
        </table:table-row>
        <table:table-row>
          <table:table-cell table:style-name="t6.A3" office:value-type="string">
            <text:p text:style-name="P41"><text:span text:style-name="T12">Readings</text:span> <text:span text:style-name="T12">at check point</text:span></text:p>
            <text:p text:style-name="P40"><text:span text:style-name="T37">H</text:span><text:span text:style-name="T43">*</text:span><text:span text:style-name="T48">i</text:span><text:span text:style-name="T35">(10) , </text:span><text:span text:style-name="T54">±δ</text:span><text:span text:style-name="T20">ст</text:span>, %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61</text:p>
            <text:p text:style-name="P14">$6-71</text:p>
            <text:p text:style-name="P14">$6-81</text:p>
          </table:table-cell>
          <table:table-cell table:style-name="t6.B3" office:value-type="string">
            <text:p text:style-name="P14">$6-62</text:p>
            <text:p text:style-name="P14">$6-72</text:p>
            <text:p text:style-name="P14">$6-82</text:p>
          </table:table-cell>
          <table:table-cell table:style-name="t6.B3" office:value-type="string">
            <text:p text:style-name="P14">$6-63</text:p>
            <text:p text:style-name="P14">$6-73</text:p>
            <text:p text:style-name="P14">$6-83</text:p>
          </table:table-cell>
          <table:table-cell table:style-name="t6.F3" office:value-type="string">
            <text:p text:style-name="P14">$6-64</text:p>
            <text:p text:style-name="P14">$6-74</text:p>
            <text:p text:style-name="P14">$6-84</text:p>
          </table:table-cell>
        </table:table-row>
        <table:table-row>
          <table:table-cell table:style-name="t6.A3" office:value-type="string">
            <text:p text:style-name="P41"><text:span text:style-name="T12">Average readings</text:span>, <text:span text:style-name="T38">H</text:span><text:span text:style-name="T43">*</text:span><text:span text:style-name="T48">i</text:span><text:span text:style-name="T35">(10) </text:span></text:p>
          </table:table-cell>
          <table:table-cell table:style-name="t6.B3" office:value-type="string">
            <text:p text:style-name="P14">$6-00</text:p>
          </table:table-cell>
          <table:table-cell table:style-name="t6.B3" office:value-type="string">
            <text:p text:style-name="P14">$6-01</text:p>
          </table:table-cell>
          <table:table-cell table:style-name="t6.B3" office:value-type="string">
            <text:p text:style-name="P14">$6-02</text:p>
          </table:table-cell>
          <table:table-cell table:style-name="t6.B3" office:value-type="string">
            <text:p text:style-name="P14">$6-03</text:p>
          </table:table-cell>
          <table:table-cell table:style-name="t6.F3" office:value-type="string">
            <text:p text:style-name="P14">$6-04</text:p>
          </table:table-cell>
        </table:table-row>
        <table:table-row>
          <table:table-cell table:style-name="t6.A3" office:value-type="string">
            <text:p text:style-name="P41"><text:span text:style-name="T12">Dose rate measurement</text:span> <text:span text:style-name="T12">result</text:span> <text:span text:style-name="T12">at control point</text:span></text:p>
            <text:p text:style-name="P40"><text:span text:style-name="T37">H</text:span><text:span text:style-name="T43">*</text:span><text:span text:style-name="T49">пр</text:span><text:span text:style-name="T50">i</text:span><text:span text:style-name="T35">(10) </text:span>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n21</text:p>
          </table:table-cell>
          <table:table-cell table:style-name="t6.B3" office:value-type="string">
            <text:p text:style-name="P14">$6-n22</text:p>
          </table:table-cell>
          <table:table-cell table:style-name="t6.B3" office:value-type="string">
            <text:p text:style-name="P14">$6-n23</text:p>
          </table:table-cell>
          <table:table-cell table:style-name="t6.F3" office:value-type="string">
            <text:p text:style-name="P14">$6-n24</text:p>
          </table:table-cell>
        </table:table-row>
        <table:table-row>
          <table:table-cell table:style-name="t6.A3" office:value-type="string">
            <text:p text:style-name="P12"><text:span text:style-name="T12">Intrinsic relative error of measurement</text:span>, <text:span text:style-name="T27">θ</text:span><text:span text:style-name="T25">пр</text:span><text:span text:style-name="T23">i</text:span><text:span text:style-name="T27">, </text:span>%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n31</text:p>
          </table:table-cell>
          <table:table-cell table:style-name="t6.B3" office:value-type="string">
            <text:p text:style-name="P14">$6-n32</text:p>
          </table:table-cell>
          <table:table-cell table:style-name="t6.B3" office:value-type="string">
            <text:p text:style-name="P14">$6-n33</text:p>
          </table:table-cell>
          <table:table-cell table:style-name="t6.F3" office:value-type="string">
            <text:p text:style-name="P14">$6-n34</text:p>
          </table:table-cell>
        </table:table-row>
        <table:table-row>
          <table:table-cell table:style-name="t6.A3" office:value-type="string">
            <text:p text:style-name="P12"><text:span text:style-name="T12">Confidence limit of the intrinsic relative error</text:span> <text:span text:style-name="T56">Δ</text:span><text:span text:style-name="T15">i</text:span>, %</text:p>
          </table:table-cell>
          <table:table-cell table:style-name="t6.B3" office:value-type="string">
            <text:p text:style-name="P11"/>
            <text:p text:style-name="P10"/>
          </table:table-cell>
          <table:table-cell table:style-name="t6.B3" office:value-type="string">
            <text:p text:style-name="P14">$6-n41</text:p>
          </table:table-cell>
          <table:table-cell table:style-name="t6.B3" office:value-type="string">
            <text:p text:style-name="P14">$6-n42</text:p>
          </table:table-cell>
          <table:table-cell table:style-name="t6.B3" office:value-type="string">
            <text:p text:style-name="P14">$6-n43</text:p>
          </table:table-cell>
          <table:table-cell table:style-name="t6.F3" office:value-type="string">
            <text:p text:style-name="P14">$6-n44</text:p>
          </table:table-cell>
        </table:table-row>
        <table:table-row table:style-name="t6.8">
          <table:table-cell table:style-name="t6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6.B8" office:value-type="string">
            <text:p text:style-name="P11"/>
          </table:table-cell>
          <table:table-cell table:style-name="t6.C8" table:number-columns-spanned="4" office:value-type="string">
            <text:p text:style-name="P11">±<text:span text:style-name="T26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20"><text:span text:style-name="T12">BDKN-04 (</text:span><text:span text:style-name="T2">n</text:span><text:span text:style-name="T12">) s/n: $bd_num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46"><text:span text:style-name="T44">Dose rate at check point</text:span><text:span text:style-name="T34"> </text:span><text:span text:style-name="T36">Ḣ</text:span><text:span text:style-name="T46">oi</text:span><text:span text:style-name="T45">(10)</text:span></text:p>
          </table:table-cell>
          <table:table-cell table:style-name="t7.B2" office:value-type="string">
            <text:p text:style-name="P13">Bac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7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,3</text:span></text:p>
            <text:p text:style-name="P3">1-10</text:p>
          </table:table-cell>
          <table:table-cell table:style-name="t7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0</text:span></text:p>
            <text:p text:style-name="P14">20-100</text:p>
          </table:table-cell>
          <table:table-cell table:style-name="t7.B2" office:value-type="string">
            <text:p text:style-name="P32">ИБН-8-6</text:p>
            <text:p text:style-name="P33">N010</text:p>
            <text:p text:style-name="P31"><text:span text:style-name="T12">R=1,0 </text:span><text:span text:style-name="T13">m</text:span></text:p>
            <text:p text:style-name="P31"><text:span text:style-name="T12">B(R)=0,</text:span>957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331</text:span></text:p>
            <text:p text:style-name="P51">2<text:span text:style-name="T57">·</text:span>10<text:span text:style-name="T17">2</text:span>-10<text:span text:style-name="T17">3</text:span></text:p>
          </table:table-cell>
          <table:table-cell table:style-name="t7.F2" office:value-type="string">
            <text:p text:style-name="P32">ИБН-8-6</text:p>
            <text:p text:style-name="P33">N010</text:p>
            <text:p text:style-name="P31"><text:span text:style-name="T12">R=0,5 </text:span><text:span text:style-name="T13">m</text:span></text:p>
            <text:p text:style-name="P31"><text:span text:style-name="T12">B(R)=0,9</text:span>91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1434</text:span></text:p>
            <text:p text:style-name="P51">2<text:span text:style-name="T57">·</text:span>10<text:span text:style-name="T17">3</text:span>-10<text:span text:style-name="T17">4</text:span></text:p>
          </table:table-cell>
        </table:table-row>
        <table:table-row>
          <table:table-cell table:style-name="t7.A3" office:value-type="string">
            <text:p text:style-name="P41"><text:span text:style-name="T12">Readings</text:span> <text:span text:style-name="T12">at check point</text:span></text:p>
            <text:p text:style-name="P40"><text:span text:style-name="T37">H</text:span><text:span text:style-name="T43">*</text:span><text:span text:style-name="T48">i</text:span><text:span text:style-name="T35">(10) , </text:span><text:span text:style-name="T54">±δ</text:span><text:span text:style-name="T20">ст</text:span>, %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61</text:p>
            <text:p text:style-name="P14">$7-71</text:p>
            <text:p text:style-name="P14">$7-81</text:p>
          </table:table-cell>
          <table:table-cell table:style-name="t7.B3" office:value-type="string">
            <text:p text:style-name="P14">$7-62</text:p>
            <text:p text:style-name="P14">$7-72</text:p>
            <text:p text:style-name="P14">$7-82</text:p>
          </table:table-cell>
          <table:table-cell table:style-name="t7.B3" office:value-type="string">
            <text:p text:style-name="P14">$7-63</text:p>
            <text:p text:style-name="P14">$7-73</text:p>
            <text:p text:style-name="P14">$7-83</text:p>
          </table:table-cell>
          <table:table-cell table:style-name="t7.F3" office:value-type="string">
            <text:p text:style-name="P14">$7-64</text:p>
            <text:p text:style-name="P14">$7-74</text:p>
            <text:p text:style-name="P14">$7-84</text:p>
          </table:table-cell>
        </table:table-row>
        <table:table-row>
          <table:table-cell table:style-name="t7.A3" office:value-type="string">
            <text:p text:style-name="P41"><text:span text:style-name="T12">Average readings</text:span>, <text:span text:style-name="T38">H</text:span><text:span text:style-name="T43">*</text:span><text:span text:style-name="T48">i</text:span><text:span text:style-name="T35">(10) </text:span></text:p>
          </table:table-cell>
          <table:table-cell table:style-name="t7.B3" office:value-type="string">
            <text:p text:style-name="P14">$7-00</text:p>
          </table:table-cell>
          <table:table-cell table:style-name="t7.B3" office:value-type="string">
            <text:p text:style-name="P14">$7-01</text:p>
          </table:table-cell>
          <table:table-cell table:style-name="t7.B3" office:value-type="string">
            <text:p text:style-name="P14">$7-02</text:p>
          </table:table-cell>
          <table:table-cell table:style-name="t7.B3" office:value-type="string">
            <text:p text:style-name="P14">$7-03</text:p>
          </table:table-cell>
          <table:table-cell table:style-name="t7.F3" office:value-type="string">
            <text:p text:style-name="P14">$7-04</text:p>
          </table:table-cell>
        </table:table-row>
        <table:table-row>
          <table:table-cell table:style-name="t7.A3" office:value-type="string">
            <text:p text:style-name="P41"><text:span text:style-name="T12">Dose rate measurement</text:span> <text:span text:style-name="T12">result</text:span> <text:span text:style-name="T12">at control point</text:span></text:p>
            <text:p text:style-name="P40"><text:span text:style-name="T37">H</text:span><text:span text:style-name="T43">*</text:span><text:span text:style-name="T49">пр</text:span><text:span text:style-name="T50">i</text:span><text:span text:style-name="T35">(10) </text:span>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n21</text:p>
          </table:table-cell>
          <table:table-cell table:style-name="t7.B3" office:value-type="string">
            <text:p text:style-name="P14">$7-n22</text:p>
          </table:table-cell>
          <table:table-cell table:style-name="t7.B3" office:value-type="string">
            <text:p text:style-name="P14">$7-n23</text:p>
          </table:table-cell>
          <table:table-cell table:style-name="t7.F3" office:value-type="string">
            <text:p text:style-name="P14">$7-n24</text:p>
          </table:table-cell>
        </table:table-row>
        <table:table-row>
          <table:table-cell table:style-name="t7.A3" office:value-type="string">
            <text:p text:style-name="P12"><text:span text:style-name="T12">Intrinsic relative error of measurement</text:span>, <text:span text:style-name="T27">θ</text:span><text:span text:style-name="T25">пр</text:span><text:span text:style-name="T23">i</text:span><text:span text:style-name="T27">, </text:span>%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n31</text:p>
          </table:table-cell>
          <table:table-cell table:style-name="t7.B3" office:value-type="string">
            <text:p text:style-name="P14">$7-n32</text:p>
          </table:table-cell>
          <table:table-cell table:style-name="t7.B3" office:value-type="string">
            <text:p text:style-name="P14">$7-n33</text:p>
          </table:table-cell>
          <table:table-cell table:style-name="t7.F3" office:value-type="string">
            <text:p text:style-name="P14">$7-n34</text:p>
          </table:table-cell>
        </table:table-row>
        <table:table-row>
          <table:table-cell table:style-name="t7.A3" office:value-type="string">
            <text:p text:style-name="P12"><text:span text:style-name="T12">Confidence limit of the intrinsic relative error</text:span> <text:span text:style-name="T56">Δ</text:span><text:span text:style-name="T15">i</text:span>, %</text:p>
          </table:table-cell>
          <table:table-cell table:style-name="t7.B3" office:value-type="string">
            <text:p text:style-name="P11"/>
            <text:p text:style-name="P10"/>
          </table:table-cell>
          <table:table-cell table:style-name="t7.B3" office:value-type="string">
            <text:p text:style-name="P14">$7-n41</text:p>
          </table:table-cell>
          <table:table-cell table:style-name="t7.B3" office:value-type="string">
            <text:p text:style-name="P14">$7-n42</text:p>
          </table:table-cell>
          <table:table-cell table:style-name="t7.B3" office:value-type="string">
            <text:p text:style-name="P14">$7-n43</text:p>
          </table:table-cell>
          <table:table-cell table:style-name="t7.F3" office:value-type="string">
            <text:p text:style-name="P14">$7-n44</text:p>
          </table:table-cell>
        </table:table-row>
        <table:table-row table:style-name="t7.8">
          <table:table-cell table:style-name="t7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7.B8" office:value-type="string">
            <text:p text:style-name="P11"/>
          </table:table-cell>
          <table:table-cell table:style-name="t7.C8" table:number-columns-spanned="4" office:value-type="string">
            <text:p text:style-name="P11">±<text:span text:style-name="T26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20"><text:span text:style-name="T12">BDKN-04 (</text:span><text:span text:style-name="T2">n</text:span><text:span text:style-name="T12">) s/n: $bd_num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46"><text:span text:style-name="T44">Dose rate at check point</text:span><text:span text:style-name="T34"> </text:span><text:span text:style-name="T36">Ḣ</text:span><text:span text:style-name="T46">oi</text:span><text:span text:style-name="T45">(10)</text:span></text:p>
          </table:table-cell>
          <table:table-cell table:style-name="t8.B2" office:value-type="string">
            <text:p text:style-name="P13">Bac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8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,3</text:span></text:p>
            <text:p text:style-name="P3">1-10</text:p>
          </table:table-cell>
          <table:table-cell table:style-name="t8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0</text:span></text:p>
            <text:p text:style-name="P14">20-100</text:p>
          </table:table-cell>
          <table:table-cell table:style-name="t8.B2" office:value-type="string">
            <text:p text:style-name="P32">ИБН-8-6</text:p>
            <text:p text:style-name="P33">N010</text:p>
            <text:p text:style-name="P31"><text:span text:style-name="T12">R=1,0 </text:span><text:span text:style-name="T13">m</text:span></text:p>
            <text:p text:style-name="P31"><text:span text:style-name="T12">B(R)=0,</text:span>957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331</text:span></text:p>
            <text:p text:style-name="P51">2<text:span text:style-name="T57">·</text:span>10<text:span text:style-name="T17">2</text:span>-10<text:span text:style-name="T17">3</text:span></text:p>
          </table:table-cell>
          <table:table-cell table:style-name="t8.F2" office:value-type="string">
            <text:p text:style-name="P32">ИБН-8-6</text:p>
            <text:p text:style-name="P33">N010</text:p>
            <text:p text:style-name="P31"><text:span text:style-name="T12">R=0,5 </text:span><text:span text:style-name="T13">m</text:span></text:p>
            <text:p text:style-name="P31"><text:span text:style-name="T12">B(R)=0,9</text:span>91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1434</text:span></text:p>
            <text:p text:style-name="P51">2<text:span text:style-name="T57">·</text:span>10<text:span text:style-name="T17">3</text:span>-10<text:span text:style-name="T17">4</text:span></text:p>
          </table:table-cell>
        </table:table-row>
        <table:table-row>
          <table:table-cell table:style-name="t8.A3" office:value-type="string">
            <text:p text:style-name="P41"><text:span text:style-name="T12">Readings</text:span> <text:span text:style-name="T12">at check point</text:span></text:p>
            <text:p text:style-name="P40"><text:span text:style-name="T37">H</text:span><text:span text:style-name="T43">*</text:span><text:span text:style-name="T48">i</text:span><text:span text:style-name="T35">(10) , </text:span><text:span text:style-name="T54">±δ</text:span><text:span text:style-name="T20">ст</text:span>, %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61</text:p>
            <text:p text:style-name="P14">$8-71</text:p>
            <text:p text:style-name="P14">$8-81</text:p>
          </table:table-cell>
          <table:table-cell table:style-name="t8.B3" office:value-type="string">
            <text:p text:style-name="P14">$8-62</text:p>
            <text:p text:style-name="P14">$8-72</text:p>
            <text:p text:style-name="P14">$8-82</text:p>
          </table:table-cell>
          <table:table-cell table:style-name="t8.B3" office:value-type="string">
            <text:p text:style-name="P14">$8-63</text:p>
            <text:p text:style-name="P14">$8-73</text:p>
            <text:p text:style-name="P14">$8-83</text:p>
          </table:table-cell>
          <table:table-cell table:style-name="t8.F3" office:value-type="string">
            <text:p text:style-name="P14">$8-64</text:p>
            <text:p text:style-name="P14">$8-74</text:p>
            <text:p text:style-name="P14">$8-84</text:p>
          </table:table-cell>
        </table:table-row>
        <table:table-row>
          <table:table-cell table:style-name="t8.A3" office:value-type="string">
            <text:p text:style-name="P41"><text:span text:style-name="T12">Average readings</text:span>, <text:span text:style-name="T38">H</text:span><text:span text:style-name="T43">*</text:span><text:span text:style-name="T48">i</text:span><text:span text:style-name="T35">(10) </text:span></text:p>
          </table:table-cell>
          <table:table-cell table:style-name="t8.B3" office:value-type="string">
            <text:p text:style-name="P14">$8-00</text:p>
          </table:table-cell>
          <table:table-cell table:style-name="t8.B3" office:value-type="string">
            <text:p text:style-name="P14">$8-01</text:p>
          </table:table-cell>
          <table:table-cell table:style-name="t8.B3" office:value-type="string">
            <text:p text:style-name="P14">$8-02</text:p>
          </table:table-cell>
          <table:table-cell table:style-name="t8.B3" office:value-type="string">
            <text:p text:style-name="P14">$8-03</text:p>
          </table:table-cell>
          <table:table-cell table:style-name="t8.F3" office:value-type="string">
            <text:p text:style-name="P14">$8-04</text:p>
          </table:table-cell>
        </table:table-row>
        <table:table-row>
          <table:table-cell table:style-name="t8.A3" office:value-type="string">
            <text:p text:style-name="P41"><text:span text:style-name="T12">Dose rate measurement</text:span> <text:span text:style-name="T12">result</text:span> <text:span text:style-name="T12">at control point</text:span></text:p>
            <text:p text:style-name="P40"><text:span text:style-name="T37">H</text:span><text:span text:style-name="T43">*</text:span><text:span text:style-name="T49">пр</text:span><text:span text:style-name="T50">i</text:span><text:span text:style-name="T35">(10) </text:span>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n21</text:p>
          </table:table-cell>
          <table:table-cell table:style-name="t8.B3" office:value-type="string">
            <text:p text:style-name="P14">$8-n22</text:p>
          </table:table-cell>
          <table:table-cell table:style-name="t8.B3" office:value-type="string">
            <text:p text:style-name="P14">$8-n23</text:p>
          </table:table-cell>
          <table:table-cell table:style-name="t8.F3" office:value-type="string">
            <text:p text:style-name="P14">$8-n24</text:p>
          </table:table-cell>
        </table:table-row>
        <table:table-row>
          <table:table-cell table:style-name="t8.A3" office:value-type="string">
            <text:p text:style-name="P12"><text:span text:style-name="T12">Intrinsic relative error of measurement</text:span>, <text:span text:style-name="T27">θ</text:span><text:span text:style-name="T25">пр</text:span><text:span text:style-name="T23">i</text:span><text:span text:style-name="T27">, </text:span>%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n31</text:p>
          </table:table-cell>
          <table:table-cell table:style-name="t8.B3" office:value-type="string">
            <text:p text:style-name="P14">$8-n32</text:p>
          </table:table-cell>
          <table:table-cell table:style-name="t8.B3" office:value-type="string">
            <text:p text:style-name="P14">$8-n33</text:p>
          </table:table-cell>
          <table:table-cell table:style-name="t8.F3" office:value-type="string">
            <text:p text:style-name="P14">$8-n34</text:p>
          </table:table-cell>
        </table:table-row>
        <table:table-row>
          <table:table-cell table:style-name="t8.A3" office:value-type="string">
            <text:p text:style-name="P12"><text:span text:style-name="T12">Confidence limit of the intrinsic relative error</text:span> <text:span text:style-name="T56">Δ</text:span><text:span text:style-name="T15">i</text:span>, %</text:p>
          </table:table-cell>
          <table:table-cell table:style-name="t8.B3" office:value-type="string">
            <text:p text:style-name="P11"/>
            <text:p text:style-name="P10"/>
          </table:table-cell>
          <table:table-cell table:style-name="t8.B3" office:value-type="string">
            <text:p text:style-name="P14">$8-n41</text:p>
          </table:table-cell>
          <table:table-cell table:style-name="t8.B3" office:value-type="string">
            <text:p text:style-name="P14">$8-n42</text:p>
          </table:table-cell>
          <table:table-cell table:style-name="t8.B3" office:value-type="string">
            <text:p text:style-name="P14">$8-n43</text:p>
          </table:table-cell>
          <table:table-cell table:style-name="t8.F3" office:value-type="string">
            <text:p text:style-name="P14">$8-n44</text:p>
          </table:table-cell>
        </table:table-row>
        <table:table-row table:style-name="t8.8">
          <table:table-cell table:style-name="t8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8.B8" office:value-type="string">
            <text:p text:style-name="P11"/>
          </table:table-cell>
          <table:table-cell table:style-name="t8.C8" table:number-columns-spanned="4" office:value-type="string">
            <text:p text:style-name="P11">±<text:span text:style-name="T26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0"><text:span text:style-name="T12">BDKN-04 (</text:span><text:span text:style-name="T2">n</text:span><text:span text:style-name="T12">) s/n: $bd_num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46"><text:span text:style-name="T44">Dose rate at check point</text:span><text:span text:style-name="T34"> </text:span><text:span text:style-name="T36">Ḣ</text:span><text:span text:style-name="T46">oi</text:span><text:span text:style-name="T45">(10)</text:span></text:p>
          </table:table-cell>
          <table:table-cell table:style-name="t9.B2" office:value-type="string">
            <text:p text:style-name="P13">Bac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9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,3</text:span></text:p>
            <text:p text:style-name="P3">1-10</text:p>
          </table:table-cell>
          <table:table-cell table:style-name="t9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0</text:span></text:p>
            <text:p text:style-name="P14">20-100</text:p>
          </table:table-cell>
          <table:table-cell table:style-name="t9.B2" office:value-type="string">
            <text:p text:style-name="P32">ИБН-8-6</text:p>
            <text:p text:style-name="P33">N010</text:p>
            <text:p text:style-name="P31"><text:span text:style-name="T12">R=1,0 </text:span><text:span text:style-name="T13">m</text:span></text:p>
            <text:p text:style-name="P31"><text:span text:style-name="T12">B(R)=0,</text:span>957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331</text:span></text:p>
            <text:p text:style-name="P51">2<text:span text:style-name="T57">·</text:span>10<text:span text:style-name="T17">2</text:span>-10<text:span text:style-name="T17">3</text:span></text:p>
          </table:table-cell>
          <table:table-cell table:style-name="t9.F2" office:value-type="string">
            <text:p text:style-name="P32">ИБН-8-6</text:p>
            <text:p text:style-name="P33">N010</text:p>
            <text:p text:style-name="P31"><text:span text:style-name="T12">R=0,5 </text:span><text:span text:style-name="T13">m</text:span></text:p>
            <text:p text:style-name="P31"><text:span text:style-name="T12">B(R)=0,9</text:span>91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1434</text:span></text:p>
            <text:p text:style-name="P51">2<text:span text:style-name="T57">·</text:span>10<text:span text:style-name="T17">3</text:span>-10<text:span text:style-name="T17">4</text:span></text:p>
          </table:table-cell>
        </table:table-row>
        <table:table-row>
          <table:table-cell table:style-name="t9.A3" office:value-type="string">
            <text:p text:style-name="P41"><text:span text:style-name="T12">Readings</text:span> <text:span text:style-name="T12">at check point</text:span></text:p>
            <text:p text:style-name="P40"><text:span text:style-name="T37">H</text:span><text:span text:style-name="T43">*</text:span><text:span text:style-name="T48">i</text:span><text:span text:style-name="T35">(10) , </text:span><text:span text:style-name="T54">±δ</text:span><text:span text:style-name="T20">ст</text:span>, 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61</text:p>
            <text:p text:style-name="P14">$9-71</text:p>
            <text:p text:style-name="P14">$9-81</text:p>
          </table:table-cell>
          <table:table-cell table:style-name="t9.B3" office:value-type="string">
            <text:p text:style-name="P14">$9-62</text:p>
            <text:p text:style-name="P14">$9-72</text:p>
            <text:p text:style-name="P14">$9-82</text:p>
          </table:table-cell>
          <table:table-cell table:style-name="t9.B3" office:value-type="string">
            <text:p text:style-name="P14">$9-63</text:p>
            <text:p text:style-name="P14">$9-73</text:p>
            <text:p text:style-name="P14">$9-83</text:p>
          </table:table-cell>
          <table:table-cell table:style-name="t9.F3" office:value-type="string">
            <text:p text:style-name="P14">$9-64</text:p>
            <text:p text:style-name="P14">$9-74</text:p>
            <text:p text:style-name="P14">$9-84</text:p>
          </table:table-cell>
        </table:table-row>
        <table:table-row>
          <table:table-cell table:style-name="t9.A3" office:value-type="string">
            <text:p text:style-name="P41"><text:span text:style-name="T12">Average readings</text:span>, <text:span text:style-name="T38">H</text:span><text:span text:style-name="T43">*</text:span><text:span text:style-name="T48">i</text:span><text:span text:style-name="T35">(10) </text:span></text:p>
          </table:table-cell>
          <table:table-cell table:style-name="t9.B3" office:value-type="string">
            <text:p text:style-name="P14">$9-00</text:p>
          </table:table-cell>
          <table:table-cell table:style-name="t9.B3" office:value-type="string">
            <text:p text:style-name="P14">$9-01</text:p>
          </table:table-cell>
          <table:table-cell table:style-name="t9.B3" office:value-type="string">
            <text:p text:style-name="P14">$9-02</text:p>
          </table:table-cell>
          <table:table-cell table:style-name="t9.B3" office:value-type="string">
            <text:p text:style-name="P14">$9-03</text:p>
          </table:table-cell>
          <table:table-cell table:style-name="t9.F3" office:value-type="string">
            <text:p text:style-name="P14">$9-04</text:p>
          </table:table-cell>
        </table:table-row>
        <table:table-row>
          <table:table-cell table:style-name="t9.A3" office:value-type="string">
            <text:p text:style-name="P41"><text:span text:style-name="T12">Dose rate measurement</text:span> <text:span text:style-name="T12">result</text:span> <text:span text:style-name="T12">at control point</text:span></text:p>
            <text:p text:style-name="P40"><text:span text:style-name="T37">H</text:span><text:span text:style-name="T43">*</text:span><text:span text:style-name="T49">пр</text:span><text:span text:style-name="T50">i</text:span><text:span text:style-name="T35">(10) </text:span>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21</text:p>
          </table:table-cell>
          <table:table-cell table:style-name="t9.B3" office:value-type="string">
            <text:p text:style-name="P14">$9-n22</text:p>
          </table:table-cell>
          <table:table-cell table:style-name="t9.B3" office:value-type="string">
            <text:p text:style-name="P14">$9-n23</text:p>
          </table:table-cell>
          <table:table-cell table:style-name="t9.F3" office:value-type="string">
            <text:p text:style-name="P14">$9-n24</text:p>
          </table:table-cell>
        </table:table-row>
        <table:table-row>
          <table:table-cell table:style-name="t9.A3" office:value-type="string">
            <text:p text:style-name="P12"><text:span text:style-name="T12">Intrinsic relative error of measurement</text:span>, <text:span text:style-name="T27">θ</text:span><text:span text:style-name="T25">пр</text:span><text:span text:style-name="T23">i</text:span><text:span text:style-name="T27">, </text:span>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31</text:p>
          </table:table-cell>
          <table:table-cell table:style-name="t9.B3" office:value-type="string">
            <text:p text:style-name="P14">$9-n32</text:p>
          </table:table-cell>
          <table:table-cell table:style-name="t9.B3" office:value-type="string">
            <text:p text:style-name="P14">$9-n33</text:p>
          </table:table-cell>
          <table:table-cell table:style-name="t9.F3" office:value-type="string">
            <text:p text:style-name="P14">$9-n34</text:p>
          </table:table-cell>
        </table:table-row>
        <table:table-row>
          <table:table-cell table:style-name="t9.A3" office:value-type="string">
            <text:p text:style-name="P12"><text:span text:style-name="T12">Confidence limit of the intrinsic relative error</text:span> <text:span text:style-name="T56">Δ</text:span><text:span text:style-name="T15">i</text:span>, %</text:p>
          </table:table-cell>
          <table:table-cell table:style-name="t9.B3" office:value-type="string">
            <text:p text:style-name="P11"/>
            <text:p text:style-name="P10"/>
          </table:table-cell>
          <table:table-cell table:style-name="t9.B3" office:value-type="string">
            <text:p text:style-name="P14">$9-n41</text:p>
          </table:table-cell>
          <table:table-cell table:style-name="t9.B3" office:value-type="string">
            <text:p text:style-name="P14">$9-n42</text:p>
          </table:table-cell>
          <table:table-cell table:style-name="t9.B3" office:value-type="string">
            <text:p text:style-name="P14">$9-n43</text:p>
          </table:table-cell>
          <table:table-cell table:style-name="t9.F3" office:value-type="string">
            <text:p text:style-name="P14">$9-n44</text:p>
          </table:table-cell>
        </table:table-row>
        <table:table-row table:style-name="t9.8">
          <table:table-cell table:style-name="t9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9.B8" office:value-type="string">
            <text:p text:style-name="P11"/>
          </table:table-cell>
          <table:table-cell table:style-name="t9.C8" table:number-columns-spanned="4" office:value-type="string">
            <text:p text:style-name="P11">±<text:span text:style-name="T26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20"><text:span text:style-name="T12">BDKN-04 (</text:span><text:span text:style-name="T2">n</text:span><text:span text:style-name="T12">) s/n: $bd_num1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6"><text:span text:style-name="T44">Dose rate at check point</text:span><text:span text:style-name="T34"> </text:span><text:span text:style-name="T36">Ḣ</text:span><text:span text:style-name="T46">oi</text:span><text:span text:style-name="T45">(10)</text:span></text:p>
          </table:table-cell>
          <table:table-cell table:style-name="t10.B2" office:value-type="string">
            <text:p text:style-name="P13">Bac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10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,3</text:span></text:p>
            <text:p text:style-name="P3">1-10</text:p>
          </table:table-cell>
          <table:table-cell table:style-name="t10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0"><text:span text:style-name="T12">B(R)=0,</text:span>866</text:p>
            <text:p text:style-name="P10"><text:span text:style-name="T39">H</text:span><text:span text:style-name="T42">*</text:span><text:span text:style-name="T47">oi</text:span><text:span text:style-name="T40">(10)</text:span><text:span text:style-name="T12">=</text:span><text:span text:style-name="T26">80</text:span></text:p>
            <text:p text:style-name="P14">20-100</text:p>
          </table:table-cell>
          <table:table-cell table:style-name="t10.B2" office:value-type="string">
            <text:p text:style-name="P32">ИБН-8-6</text:p>
            <text:p text:style-name="P33">N010</text:p>
            <text:p text:style-name="P31"><text:span text:style-name="T12">R=1,0 </text:span><text:span text:style-name="T13">m</text:span></text:p>
            <text:p text:style-name="P31"><text:span text:style-name="T12">B(R)=0,</text:span>957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331</text:span></text:p>
            <text:p text:style-name="P51">2<text:span text:style-name="T57">·</text:span>10<text:span text:style-name="T17">2</text:span>-10<text:span text:style-name="T17">3</text:span></text:p>
          </table:table-cell>
          <table:table-cell table:style-name="t10.F2" office:value-type="string">
            <text:p text:style-name="P32">ИБН-8-6</text:p>
            <text:p text:style-name="P33">N010</text:p>
            <text:p text:style-name="P31"><text:span text:style-name="T12">R=0,5 </text:span><text:span text:style-name="T13">m</text:span></text:p>
            <text:p text:style-name="P31"><text:span text:style-name="T12">B(R)=0,9</text:span>91</text:p>
            <text:p text:style-name="P31"><text:span text:style-name="T39">H</text:span><text:span text:style-name="T42">*</text:span><text:span text:style-name="T47">oi</text:span><text:span text:style-name="T40">(10)</text:span><text:span text:style-name="T12">=</text:span><text:span text:style-name="T26">1434</text:span></text:p>
            <text:p text:style-name="P51">2<text:span text:style-name="T57">·</text:span>10<text:span text:style-name="T17">3</text:span>-10<text:span text:style-name="T17">4</text:span></text:p>
          </table:table-cell>
        </table:table-row>
        <table:table-row>
          <table:table-cell table:style-name="t10.A3" office:value-type="string">
            <text:p text:style-name="P41"><text:span text:style-name="T12">Readings</text:span> <text:span text:style-name="T12">at check point</text:span></text:p>
            <text:p text:style-name="P40"><text:span text:style-name="T37">H</text:span><text:span text:style-name="T43">*</text:span><text:span text:style-name="T48">i</text:span><text:span text:style-name="T35">(10) , </text:span><text:span text:style-name="T54">±δ</text:span><text:span text:style-name="T20">ст</text:span>, 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61</text:p>
            <text:p text:style-name="P14">$10-71</text:p>
            <text:p text:style-name="P14">$10-81</text:p>
          </table:table-cell>
          <table:table-cell table:style-name="t10.B3" office:value-type="string">
            <text:p text:style-name="P14">$10-62</text:p>
            <text:p text:style-name="P14">$10-72</text:p>
            <text:p text:style-name="P14">$10-82</text:p>
          </table:table-cell>
          <table:table-cell table:style-name="t10.B3" office:value-type="string">
            <text:p text:style-name="P14">$10-63</text:p>
            <text:p text:style-name="P14">$10-73</text:p>
            <text:p text:style-name="P14">$10-83</text:p>
          </table:table-cell>
          <table:table-cell table:style-name="t10.F3" office:value-type="string">
            <text:p text:style-name="P14">$10-64</text:p>
            <text:p text:style-name="P14">$10-74</text:p>
            <text:p text:style-name="P14">$10-84</text:p>
          </table:table-cell>
        </table:table-row>
        <table:table-row>
          <table:table-cell table:style-name="t10.A3" office:value-type="string">
            <text:p text:style-name="P41"><text:span text:style-name="T12">Average readings</text:span>, <text:span text:style-name="T38">H</text:span><text:span text:style-name="T43">*</text:span><text:span text:style-name="T48">i</text:span><text:span text:style-name="T35">(10) </text:span></text:p>
          </table:table-cell>
          <table:table-cell table:style-name="t10.B3" office:value-type="string">
            <text:p text:style-name="P14">$<text:span text:style-name="T26">10</text:span>-00</text:p>
          </table:table-cell>
          <table:table-cell table:style-name="t10.B3" office:value-type="string">
            <text:p text:style-name="P14">$<text:span text:style-name="T26">10</text:span>-01</text:p>
          </table:table-cell>
          <table:table-cell table:style-name="t10.B3" office:value-type="string">
            <text:p text:style-name="P14">$<text:span text:style-name="T26">10</text:span>-02</text:p>
          </table:table-cell>
          <table:table-cell table:style-name="t10.B3" office:value-type="string">
            <text:p text:style-name="P14">$<text:span text:style-name="T26">10</text:span>-03</text:p>
          </table:table-cell>
          <table:table-cell table:style-name="t10.F3" office:value-type="string">
            <text:p text:style-name="P14">$<text:span text:style-name="T26">10</text:span>-04</text:p>
          </table:table-cell>
        </table:table-row>
        <table:table-row>
          <table:table-cell table:style-name="t10.A3" office:value-type="string">
            <text:p text:style-name="P41"><text:span text:style-name="T12">Dose rate measurement</text:span> <text:span text:style-name="T12">result</text:span> <text:span text:style-name="T12">at control point</text:span></text:p>
            <text:p text:style-name="P40"><text:span text:style-name="T37">H</text:span><text:span text:style-name="T43">*</text:span><text:span text:style-name="T49">пр</text:span><text:span text:style-name="T50">i</text:span><text:span text:style-name="T35">(10) </text:span>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21</text:p>
          </table:table-cell>
          <table:table-cell table:style-name="t10.B3" office:value-type="string">
            <text:p text:style-name="P14">$10-n22</text:p>
          </table:table-cell>
          <table:table-cell table:style-name="t10.B3" office:value-type="string">
            <text:p text:style-name="P14">$10-n23</text:p>
          </table:table-cell>
          <table:table-cell table:style-name="t10.F3" office:value-type="string">
            <text:p text:style-name="P14">$10-n24</text:p>
          </table:table-cell>
        </table:table-row>
        <table:table-row>
          <table:table-cell table:style-name="t10.A3" office:value-type="string">
            <text:p text:style-name="P12"><text:span text:style-name="T12">Intrinsic relative error of measurement</text:span>, <text:span text:style-name="T27">θ</text:span><text:span text:style-name="T25">пр</text:span><text:span text:style-name="T23">i</text:span><text:span text:style-name="T27">, </text:span>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31</text:p>
          </table:table-cell>
          <table:table-cell table:style-name="t10.B3" office:value-type="string">
            <text:p text:style-name="P14">$10-n32</text:p>
          </table:table-cell>
          <table:table-cell table:style-name="t10.B3" office:value-type="string">
            <text:p text:style-name="P14">$10-n33</text:p>
          </table:table-cell>
          <table:table-cell table:style-name="t10.F3" office:value-type="string">
            <text:p text:style-name="P14">$10-n34</text:p>
          </table:table-cell>
        </table:table-row>
        <table:table-row>
          <table:table-cell table:style-name="t10.A3" office:value-type="string">
            <text:p text:style-name="P12"><text:span text:style-name="T12">Confidence limit of the intrinsic relative error</text:span> <text:span text:style-name="T56">Δ</text:span><text:span text:style-name="T15">i</text:span>, %</text:p>
          </table:table-cell>
          <table:table-cell table:style-name="t10.B3" office:value-type="string">
            <text:p text:style-name="P11"/>
            <text:p text:style-name="P10"/>
          </table:table-cell>
          <table:table-cell table:style-name="t10.B3" office:value-type="string">
            <text:p text:style-name="P14">$10-n41</text:p>
          </table:table-cell>
          <table:table-cell table:style-name="t10.B3" office:value-type="string">
            <text:p text:style-name="P14">$10-n42</text:p>
          </table:table-cell>
          <table:table-cell table:style-name="t10.B3" office:value-type="string">
            <text:p text:style-name="P14">$10-n43</text:p>
          </table:table-cell>
          <table:table-cell table:style-name="t10.F3" office:value-type="string">
            <text:p text:style-name="P14">$10-n44</text:p>
          </table:table-cell>
        </table:table-row>
        <table:table-row table:style-name="t10.8">
          <table:table-cell table:style-name="t10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10.B8" office:value-type="string">
            <text:p text:style-name="P11"/>
          </table:table-cell>
          <table:table-cell table:style-name="t10.C8" table:number-columns-spanned="4" office:value-type="string">
            <text:p text:style-name="P11">±<text:span text:style-name="T26">20</text:span></text:p>
          </table:table-cell>
          <table:covered-table-cell/>
          <table:covered-table-cell/>
          <table:covered-table-cell/>
        </table:table-row>
      </table:table>
      <text:p text:style-name="P30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0T16:56:28.41</dc:date>
    <meta:print-date>2019-04-03T15:18:00</meta:print-date>
    <meta:editing-cycles>142</meta:editing-cycles>
    <meta:editing-duration>PT10H44M57S</meta:editing-duration>
    <meta:generator>OpenOffice/4.1.6$Win32 OpenOffice.org_project/416m1$Build-9790</meta:generator>
    <meta:document-statistic meta:table-count="11" meta:image-count="1" meta:object-count="0" meta:page-count="5" meta:paragraph-count="684" meta:word-count="1222" meta:character-count="7565"/>
  </office:meta>
</office:document-meta>
</file>